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293cm" fo:margin-bottom="0.293cm" loext:contextual-spacing="false"/>
      <style:text-properties officeooo:rsid="0018e556" officeooo:paragraph-rsid="0018e556"/>
    </style:style>
    <style:style style:name="P2" style:family="paragraph" style:parent-style-name="Heading_20_1">
      <style:paragraph-properties fo:margin-top="0.293cm" fo:margin-bottom="0.293cm" loext:contextual-spacing="false"/>
      <style:text-properties fo:font-size="18pt" officeooo:rsid="0018e556" officeooo:paragraph-rsid="0018e556" style:font-size-asian="18pt" style:font-size-complex="18pt"/>
    </style:style>
    <style:style style:name="P3" style:family="paragraph" style:parent-style-name="Heading_20_1">
      <style:paragraph-properties fo:margin-top="0.293cm" fo:margin-bottom="0.293cm" loext:contextual-spacing="false"/>
      <style:text-properties fo:font-size="18pt" officeooo:rsid="00191dba" officeooo:paragraph-rsid="00191dba" style:font-size-asian="15.75pt" style:font-size-complex="18pt"/>
    </style:style>
    <style:style style:name="P4" style:family="paragraph" style:parent-style-name="Heading_20_1">
      <style:paragraph-properties fo:margin-top="0.293cm" fo:margin-bottom="0.293cm" loext:contextual-spacing="false"/>
      <style:text-properties fo:font-size="18pt" officeooo:rsid="0019a424" officeooo:paragraph-rsid="0019a424" style:font-size-asian="15.75pt" style:font-size-complex="18pt"/>
    </style:style>
    <style:style style:name="P5" style:family="paragraph" style:parent-style-name="Heading_20_1">
      <style:paragraph-properties fo:margin-top="0.293cm" fo:margin-bottom="0.293cm" loext:contextual-spacing="false"/>
      <style:text-properties fo:font-size="18pt" officeooo:rsid="0019d58b" officeooo:paragraph-rsid="0019d58b" style:font-size-asian="15.75pt" style:font-size-complex="18pt"/>
    </style:style>
    <style:style style:name="P6" style:family="paragraph" style:parent-style-name="Heading_20_1">
      <style:paragraph-properties fo:margin-top="0.293cm" fo:margin-bottom="0.293cm" loext:contextual-spacing="false"/>
      <style:text-properties fo:font-size="18pt" officeooo:rsid="001b67f6" officeooo:paragraph-rsid="001b67f6" style:font-size-asian="15.75pt" style:font-size-complex="18pt"/>
    </style:style>
    <style:style style:name="P7" style:family="paragraph" style:parent-style-name="Heading_20_1">
      <style:paragraph-properties fo:margin-top="0.293cm" fo:margin-bottom="0.293cm" loext:contextual-spacing="false"/>
      <style:text-properties fo:font-size="24pt" officeooo:rsid="0018e556" officeooo:paragraph-rsid="0018e556" style:font-size-asian="24pt" style:font-size-complex="24pt"/>
    </style:style>
    <style:style style:name="P8" style:family="paragraph" style:parent-style-name="Heading_20_1">
      <style:paragraph-properties fo:margin-top="0.293cm" fo:margin-bottom="0.293cm" loext:contextual-spacing="false"/>
      <style:text-properties fo:font-size="24pt" officeooo:rsid="00191dba" officeooo:paragraph-rsid="00191dba" style:font-size-asian="21pt" style:font-size-complex="24pt"/>
    </style:style>
    <style:style style:name="P9" style:family="paragraph" style:parent-style-name="Heading_20_1">
      <style:paragraph-properties fo:margin-top="0.293cm" fo:margin-bottom="0.293cm" loext:contextual-spacing="false"/>
      <style:text-properties fo:font-size="24pt" officeooo:rsid="0019a424" officeooo:paragraph-rsid="0019a424" style:font-size-asian="21pt" style:font-size-complex="24pt"/>
    </style:style>
    <style:style style:name="P10" style:family="paragraph" style:parent-style-name="Heading_20_1">
      <style:paragraph-properties fo:margin-top="0.293cm" fo:margin-bottom="0.293cm" loext:contextual-spacing="false"/>
      <style:text-properties fo:font-size="24pt" officeooo:rsid="001cc70c" officeooo:paragraph-rsid="001cc70c" style:font-size-asian="21pt" style:font-size-complex="24pt"/>
    </style:style>
    <style:style style:name="P11" style:family="paragraph" style:parent-style-name="Heading_20_1">
      <style:paragraph-properties fo:margin-top="0.293cm" fo:margin-bottom="0.293cm" loext:contextual-spacing="false"/>
      <style:text-properties fo:font-size="15pt" fo:font-weight="bold" officeooo:rsid="00191dba" officeooo:paragraph-rsid="00191dba" style:font-size-asian="15pt" style:font-weight-asian="bold" style:font-size-complex="15pt" style:font-weight-complex="bold"/>
    </style:style>
    <style:style style:name="P12" style:family="paragraph" style:parent-style-name="Heading_20_1">
      <style:paragraph-properties fo:margin-top="0.293cm" fo:margin-bottom="0.293cm" loext:contextual-spacing="false"/>
      <style:text-properties fo:font-size="15pt" officeooo:rsid="0019d58b" officeooo:paragraph-rsid="0019d58b" style:font-size-asian="13.1000003814697pt" style:font-size-complex="15pt"/>
    </style:style>
    <style:style style:name="P13" style:family="paragraph" style:parent-style-name="Heading_20_1">
      <style:paragraph-properties fo:margin-top="0.293cm" fo:margin-bottom="0.293cm" loext:contextual-spacing="false"/>
      <style:text-properties fo:font-size="18pt" officeooo:rsid="0018e556" officeooo:paragraph-rsid="001f2415" style:font-size-asian="18pt" style:font-size-complex="18pt"/>
    </style:style>
    <style:style style:name="P14" style:family="paragraph" style:parent-style-name="Heading_20_1">
      <style:paragraph-properties fo:margin-top="0.293cm" fo:margin-bottom="0.293cm" loext:contextual-spacing="false"/>
      <style:text-properties fo:font-size="15pt" fo:font-weight="bold" officeooo:rsid="001f2415" officeooo:paragraph-rsid="001f2415" style:font-size-asian="15pt" style:font-weight-asian="bold" style:font-size-complex="15pt" style:font-weight-complex="bold"/>
    </style:style>
    <style:style style:name="T1" style:family="text">
      <style:text-properties officeooo:rsid="001ee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ocker Introduction</text:h>
      <text:h text:style-name="P2" text:outline-level="1">What is Docker?</text:h>
      <text:h text:style-name="P2" text:outline-level="1">Image and Containers</text:h>
      <text:h text:style-name="P2" text:outline-level="1">Containers vs. Virtual Machines</text:h>
      <text:h text:style-name="P13" text:outline-level="1">Docker Repository</text:h>
      <text:h text:style-name="P13" text:outline-level="1"><text:span text:style-name="T1">Resource of a Container</text:span></text:h>
      <text:h text:style-name="P14" text:outline-level="1">Memory</text:h>
      <text:h text:style-name="P14" text:outline-level="1">CPU</text:h>
      <text:h text:style-name="P7" text:outline-level="1">Getting Started</text:h>
      <text:h text:style-name="P3" text:outline-level="1">Installing Docker for your machine</text:h>
      <text:h text:style-name="P11" text:outline-level="1">Linux</text:h>
      <text:h text:style-name="P11" text:outline-level="1">Windows</text:h>
      <text:h text:style-name="P11" text:outline-level="1">Test Installation</text:h>
      <text:h text:style-name="P8" text:outline-level="1">Hello World WebApp Example</text:h>
      <text:h text:style-name="P3" text:outline-level="1">Introduction</text:h>
      <text:h text:style-name="P3" text:outline-level="1">The Container and a Dockerfile</text:h>
      <text:h text:style-name="P3" text:outline-level="1">The Application</text:h>
      <text:h text:style-name="P3" text:outline-level="1">Building</text:h>
      <text:h text:style-name="P3" text:outline-level="1"><text:soft-page-break/>Deployment</text:h>
      <text:h text:style-name="P3" text:outline-level="1">Sharing the Application</text:h>
      <text:h text:style-name="P3" text:outline-level="1"/>
      <text:h text:style-name="P8" text:outline-level="1">Further Concepts</text:h>
      <text:h text:style-name="P3" text:outline-level="1">Services</text:h>
      <text:h text:style-name="P4" text:outline-level="1">Swarms</text:h>
      <text:h text:style-name="P4" text:outline-level="1">Stacks</text:h>
      <text:h text:style-name="P9" text:outline-level="1">AWS Deployment</text:h>
      <text:h text:style-name="P9" text:outline-level="1">Java Example</text:h>
      <text:h text:style-name="P6" text:outline-level="1">Simple Java Application</text:h>
      <text:h text:style-name="P6" text:outline-level="1">Maven Java Application</text:h>
      <text:h text:style-name="P6" text:outline-level="1">Spring MVC Web Application</text:h>
      <text:h text:style-name="P9" text:outline-level="1">.NET Example</text:h>
      <text:h text:style-name="P5" text:outline-level="1">Introduction</text:h>
      <text:h text:style-name="P5" text:outline-level="1">Docker with an ASP.NET Core Application</text:h>
      <text:h text:style-name="P12" text:outline-level="1">Create the Dockerfile</text:h>
      <text:h text:style-name="P12" text:outline-level="1">Build and Deploy the Image</text:h>
      <text:h text:style-name="P10" text:outline-level="1"><text:soft-page-break/>Conclusion</text:h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fo:font-size="24pt" fo:font-weight="bold" style:letter-kerning="true" style:font-name-asian="Times New Roman" style:font-family-asian="'Times New Roman'" style:font-family-generic-asian="system" style:font-pitch-asian="variable" style:font-size-asian="24pt" style:language-asian="en" style:country-asian="CA" style:font-weight-asian="bold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2:05.573773067</meta:creation-date>
    <dc:date>2018-02-19T10:00:26.960535370</dc:date>
    <meta:editing-duration>PT12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85" meta:character-count="589" meta:non-whitespace-character-count="539"/>
  </office:meta>
</office:document-meta>
</file>